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20pt" style:text-underline-style="solid" style:text-underline-width="auto" style:text-underline-color="font-color" fo:font-weight="bold" officeooo:paragraph-rsid="001e11b9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20159b" officeooo:paragraph-rsid="001e11b9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29f9a5" officeooo:paragraph-rsid="001e11b9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officeooo:rsid="002a1780" officeooo:paragraph-rsid="001e11b9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officeooo:rsid="002c96db" officeooo:paragraph-rsid="001e11b9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officeooo:rsid="002ec635" officeooo:paragraph-rsid="001e11b9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paragraph-rsid="001e11b9" style:font-size-asian="8.75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1e11b9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3300" style:text-line-through-style="none" style:text-line-through-type="none" style:font-name="Arial" fo:font-size="18pt" style:text-underline-style="none" fo:font-weight="normal" officeooo:rsid="00254159" officeooo:paragraph-rsid="001e11b9" style:font-size-asian="18pt" style:font-weight-asian="normal" style:font-size-complex="18pt" style:font-weight-complex="normal"/>
    </style:style>
    <style:style style:name="P11" style:family="paragraph" style:parent-style-name="UrbanBody">
      <style:paragraph-properties fo:margin-top="0cm" fo:margin-bottom="0cm" loext:contextual-spacing="false" fo:text-align="end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2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8pt" style:text-underline-style="none" fo:font-weight="bold" officeooo:paragraph-rsid="001e11b9" style:font-size-asian="18pt" style:font-weight-asian="bold" style:font-size-complex="18pt" style:font-weight-complex="bold"/>
    </style:style>
    <style:style style:name="P1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20pt" style:text-underline-style="none" fo:font-weight="bold" officeooo:paragraph-rsid="001e11b9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" fo:font-size="15pt" style:text-underline-style="solid" style:text-underline-width="auto" style:text-underline-color="font-color" fo:font-weight="bold" officeooo:rsid="0003b677" officeooo:paragraph-rsid="001e11b9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" fo:font-size="18pt" style:text-underline-style="none" fo:font-weight="normal" officeooo:paragraph-rsid="001e11b9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1e11b9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paragraph-rsid="001e11b9"/>
    </style:style>
    <style:style style:name="T1" style:family="text">
      <style:text-properties officeooo:rsid="00292044"/>
    </style:style>
    <style:style style:name="T2" style:family="text">
      <style:text-properties officeooo:rsid="0020159b"/>
    </style:style>
    <style:style style:name="T3" style:family="text">
      <style:text-properties officeooo:rsid="00270684"/>
    </style:style>
    <style:style style:name="T4" style:family="text">
      <style:text-properties officeooo:rsid="002a17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Permis <text:span text:style-name="T1">unique</text:span> n°<text:text-input text:description="">self.getReference()</text:text-input></text:p>
            <text:p text:style-name="P14">N° de classification : 1.777.51</text:p>
            <text:p text:style-name="P2"/>
            <text:p text:style-name="P2"/>
            <text:p text:style-name="P15"><text:text-input text:description="Situation des travaux">self.getApplicantsSignaletic(withaddress=True)</text:text-input></text:p>
            <text:p text:style-name="P2"/>
            <text:p text:style-name="P11"/>
            <text:p text:style-name="P16"/>
            <text:p text:style-name="P2"/>
            <text:p text:style-name="P13"><text:text-input text:description="Nature des travaux">self.getLicenceSubject()</text:text-input></text:p>
            <text:p text:style-name="P12"/>
            <text:p text:style-name="P12"/>
            <text:p text:style-name="P12"><text:text-input text:description="Emplacement des travaux">self.getWorkLocationSignaletic()</text:text-input></text:p>
            <text:p text:style-name="P12"><text:span text:style-name="T2">Cadastré </text:span><text:span text:style-name="T2"><text:text-input text:description="Cadastre">self.getPortionOutsText()</text:text-input></text:span></text:p>
            <text:p text:style-name="P10">Lotissement … du … - lot n°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<text:span text:style-name="T3">éception dossier </text:span></text:p>
                </table:table-cell>
              </table:table-row>
              <table:table-row>
                <table:table-cell table:style-name="Tableau2.A2" office:value-type="string">
                  <text:p text:style-name="P4">Transmission à la DPA</text:p>
                </table:table-cell>
              </table:table-row>
              <table:table-row>
                <table:table-cell table:style-name="Tableau2.A2" office:value-type="string">
                  <text:p text:style-name="P4">Transmission à la DGO4</text:p>
                </table:table-cell>
              </table:table-row>
              <table:table-row>
                <table:table-cell table:style-name="Tableau2.A2" office:value-type="string">
                  <text:p text:style-name="P5">Accusé complet </text:p>
                </table:table-cell>
              </table:table-row>
              <table:table-row>
                <table:table-cell table:style-name="Tableau2.A2" office:value-type="string">
                  <text:p text:style-name="P5">Enquête du …. au ….</text:p>
                </table:table-cell>
              </table:table-row>
              <table:table-row>
                <table:table-cell table:style-name="Tableau2.A2" office:value-type="string">
                  <text:p text:style-name="P6">Collège du (enquête et avis)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4"> </text:span>à la DPA</text:p>
                </table:table-cell>
              </table:table-row>
              <table:table-row>
                <table:table-cell table:style-name="Tableau2.A2" office:value-type="string">
                  <text:p text:style-name="P4">Transmission<text:span text:style-name="T4"> </text:span>à la DGO4</text:p>
                </table:table-cell>
              </table:table-row>
              <table:table-row>
                <table:table-cell table:style-name="Tableau2.A2" office:value-type="string">
                  <text:p text:style-name="P3">R<text:span text:style-name="T3">éception dossier complément</text:span>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4">complément </text:span>à la DPA</text:p>
                </table:table-cell>
              </table:table-row>
              <table:table-row>
                <table:table-cell table:style-name="Tableau2.A2" office:value-type="string">
                  <text:p text:style-name="P4">Transmission du dossier <text:span text:style-name="T4">complément </text:span>à la DGO4</text:p>
                </table:table-cell>
              </table:table-row>
              <table:table-row>
                <table:table-cell table:style-name="Tableau2.A2" office:value-type="string">
                  <text:p text:style-name="P6">Réception rapport de synthèse</text:p>
                </table:table-cell>
              </table:table-row>
              <table:table-row>
                <table:table-cell table:style-name="Tableau2.A2" office:value-type="string">
                  <text:p text:style-name="P7">Décision finale Collège</text:p>
                </table:table-cell>
              </table:table-row>
            </table:table>
            <text:p text:style-name="P8"/>
            <text:p text:style-name="P16"/>
            <text:p text:style-name="P9"/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6T13:57:50.025797116</meta:creation-date>
    <dc:date>2018-07-16T13:58:59.050673073</dc:date>
    <dc:creator>bleybaert</dc:creator>
    <meta:editing-duration>PT1M9S</meta:editing-duration>
    <meta:editing-cycles>1</meta:editing-cycles>
    <meta:document-statistic meta:table-count="2" meta:image-count="0" meta:object-count="0" meta:page-count="1" meta:paragraph-count="20" meta:word-count="85" meta:character-count="572" meta:non-whitespace-character-count="516"/>
    <meta:generator>LibreOffice/5.4.6.2$Linux_X86_64 LibreOffice_project/40m0$Build-2</meta:generator>
  </office:meta>
</office:document-meta>
</file>